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margin-left="0.5in" fo:margin-right="0in" fo:text-align="start" style:justify-single-word="false" fo:text-indent="-0.5in" style:auto-text-indent="false" fo:break-before="page"/>
      <style:text-properties fo:font-size="14pt" fo:font-weight="bold" style:font-size-asian="14pt" style:font-weight-asian="bold" style:font-size-complex="14pt" style:font-weight-complex="bold"/>
    </style:style>
    <style:style style:name="P6" style:family="paragraph" style:parent-style-name="Standard">
      <style:paragraph-properties fo:margin-left="0.5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7" style:family="paragraph" style:parent-style-name="Standard">
      <style:paragraph-properties fo:margin-left="0in" fo:margin-right="0in" fo:text-align="start" style:justify-single-word="false" fo:text-indent="0in" style:auto-text-indent="false" style:shadow="non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in" style:auto-text-indent="false" style:shadow="none"/>
      <style:text-properties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shadow="none"/>
      <style:text-properties fo:font-size="14pt" fo:font-weight="bold" style:font-size-asian="14pt" style:font-weight-asian="bold" style:font-size-complex="14pt"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CS6650: Universal Usability Integration Paper</text:p>
      <text:p text:style-name="P4"/>
      <text:p text:style-name="P4"/>
      <text:p text:style-name="P4"/>
      <text:p text:style-name="P3">Mark Randles</text:p>
      <text:p text:style-name="P3">2010-02-02</text:p>
      <text:p text:style-name="P3"/>
      <text:p text:style-name="P3"/>
      <text:p text:style-name="P5">Designing the user interface for multimodal speech and pen-based gesture applications: <text:s/>State of the art systems and future research directions</text:p>
      <text:p text:style-name="P6"/>
      <text:p text:style-name="P11">This chapter covers current state-of-the-art systems and future work direction for speech + pen-based multimodal systems. <text:s/>The combination of speech and pen-based gestures is sure to provide the maxmimum utility for most applications. <text:s/>Multimodal in general improves efficincy, supports advanced error detection, and can accomidate any individual uniqueness or handicap.</text:p>
      <text:p text:style-name="P6"/>
      <text:p text:style-name="P6">Charting past, present, and future research in ubiquitous computing</text:p>
      <text:p text:style-name="P6"><text:span text:style-name="T1"/></text:p>
      <text:p text:style-name="P10"><text:span text:style-name="T1">Ubiquitous computing (ubicomp) is the idea that everything should be computerized. <text:s/>The idea is that by having everything computerized, interfaces and systems can be “intelligent” or augmented by information provided by the context on demand. <text:s/>The article comes to the conclusion that ubicomp is still a long way off. <text:s/>Great strides have been made towards providing computing context to small segments of environments, but they still have a long way to go to be a general solution. <text:s/>The article also concludes that one of the primary limitations of context-aware systems right now is the quality of free-form input sources like cameras, 2d or 3d pens, etc. <text:s/>In final, they believe that there will be large-scale ubicomp prototypes in the near-future.</text:span></text:p>
      <text:p text:style-name="P6"/>
      <text:p text:style-name="P6">Designing technologies for civic sector use</text:p>
      <text:p text:style-name="P6"/>
      <text:p text:style-name="P7">This chapter covers the design and implementation of a community network system. <text:s/>A community network system is a system in which a community network, a group of people who share some common property or interest, is informed and strengthened by the sharing of relevant information. <text:s/>The article comes to the conclusion that community networks would benefit most from better data organization (achievable through search engines and cataloging technology), more formal methods of communication between actors, and universal usability.</text:p>
      <text:p text:style-name="P7"/>
      <text:p text:style-name="P9">Background Essay</text:p>
      <text:p text:style-name="P9"/>
      <text:p text:style-name="P7">Ubiquitous Computing (ubicomp) is the idea that everything should be computerized and provide information and resources on-demand. <text:s/>The overall goal is to make the overall interaction more like the real-world and less like the desktop metaphore. <text:s/>To this end, there are a number of technologies that can enable this in both a specific and general case.</text:p>
      <text:p text:style-name="P7"/>
      <text:p text:style-name="P7">In this chapter one of the more important technologies they discuss is the enabling “natural data types” to become first-class inputs. <text:s/>A first-class input is an input of the form of a keyboard or mouse where there is a constrained output which is well mediated. <text:s/>However, many useful forms of input, such as free-form pen input, are not well mediated or have well defined output.</text:p>
      <text:p text:style-name="P7"/>
      <text:p text:style-name="P7">Another technology discussed at length in this chapter is the idea of context. <text:s/>Context in the real-world is analgous to context in written word. <text:s/>It's the “sticky” data that provides definition and depth to something, connects discrete elements together. <text:s/>Context in the ubicomp sense is the who, what, where, when, how, of an interaction. <text:s/>Without context, a ubicomp system has trouble judging what information it needs to collect, process, synthesize.</text:p>
      <text:p text:style-name="P7"><text:soft-page-break/></text:p>
      <text:p text:style-name="P9">Integration</text:p>
      <text:p text:style-name="P9"><text:span text:style-name="T1"/></text:p>
      <text:p text:style-name="P8"><text:span text:style-name="T1">Three of the tenants of universal usability (UU) are KI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2T02:11:14</meta:creation-date>
    <dc:date>2010-03-03T10:57:30</dc:date>
    <meta:editing-duration>PT32H46M17S</meta:editing-duration>
    <meta:editing-cycles>14</meta:editing-cycles>
    <meta:generator>OpenOffice.org/3.1$Unix OpenOffice.org_project/310m19$Build-9420</meta:generator>
    <meta:document-statistic meta:table-count="0" meta:image-count="0" meta:object-count="0" meta:page-count="3" meta:paragraph-count="15" meta:word-count="498" meta:character-count="3242"/>
  </office:meta>
</office:document-meta>
</file>